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9094" officeooo:paragraph-rsid="0014909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9094" officeooo:paragraph-rsid="00149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0fbe" officeooo:paragraph-rsid="00170f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9094" officeooo:paragraph-rsid="001490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e0a2" officeooo:paragraph-rsid="0014e0a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fdd3" officeooo:paragraph-rsid="0014e0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fdd3" officeooo:paragraph-rsid="0015fdd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0fbe" officeooo:paragraph-rsid="0015fdd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0fbe" officeooo:paragraph-rsid="00170fb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résentation toutes les 3 semaines pour chaque groupe (revue de projet, pas de façon formelle, sous forme de réunion, on explique les avancées, les points bloquants…) → évalué au fur et à mesure</text:p>
      <text:p text:style-name="P1">quand même faire des slides : schéma propre, journal de bord…</text:p>
      <text:p text:style-name="P2">ne pas passer 4h à faire des slides</text:p>
      <text:p text:style-name="P4">→ Travailler entre les séances (en 4h/semaine impossible de réaliser totalement le projet)</text:p>
      <text:p text:style-name="P4"/>
      <text:p text:style-name="P4">Suivi de projet :</text:p>
      <text:p text:style-name="P4"><text:tab/>-faire un GANT (planifier les choses)</text:p>
      <text:p text:style-name="P4"><text:tab/>-faire un projet git</text:p>
      <text:p text:style-name="P5">Remplir le github</text:p>
      <text:p text:style-name="P5"><text:tab/>-page d’accueil propre</text:p>
      <text:p text:style-name="P5"><text:tab/>-readme (évalué) quelqu’un qui ne connaît pas le projet doit pouvoir le refaire chez lui</text:p>
      <text:p text:style-name="P5"><text:tab/>-lien vers un journal de bord sur le github (détail séance/séance)</text:p>
      <text:p text:style-name="P5"><text:tab/>-seul moyen de communiquer avec les profs</text:p>
      <text:p text:style-name="P5">nom gitbuh : 2526_Projet2A_&lt;nom_du_projet&gt;</text:p>
      <text:p text:style-name="P5"/>
      <text:p text:style-name="P5">Ranger la salle (sinon PPZ agrougrou), au-dessus de la paillasse c’est ok, sinon armoire projet 2A</text:p>
      <text:p text:style-name="P5">→ enlève 1 point par non rangement</text:p>
      <text:p text:style-name="P5"/>
      <text:p text:style-name="P5">On a 80€ par étudiant sur le projet (40€ ce semestre et 40€ le prochain) </text:p>
      <text:p text:style-name="P5">→<text:span text:style-name="T1"> passer commande avant le 31 décembre 2025</text:span></text:p>
      <text:p text:style-name="P5"><text:span text:style-name="T1"><text:s/></text:span></text:p>
      <text:p text:style-name="P6"><text:span text:style-name="T1">Pour passer les commandes :</text:span></text:p>
      <text:p text:style-name="P6">-Libreoffice calc (colonne E: le nom,<text:span text:style-name="T1"> désignation : convertisseur analogique numérique </text:span>(pas la réf,<text:span text:style-name="T1"> mettre code commande),</text:span> la quantité (prendre en rab)<text:span text:style-name="T1">)</text:span></text:p>
      <text:p text:style-name="P6"><text:span text:style-name="T1">date de livraison → =date du jour+1 semaine </text:span></text:p>
      <text:p text:style-name="P6">prix hors taxe (si c’est en dollar venir voir PPZ)</text:p>
      <text:p text:style-name="P6"/>
      <text:p text:style-name="P6">sur FARNELL/RS/GoTronic…. on peut envoyer les paniers (histoire de ne pas se gourer de composant)</text:p>
      <text:p text:style-name="P7">ATTENTION à Amazon → vérifier que c’est disponible par PPZ</text:p>
      <text:p text:style-name="P7">PCB en dehors du budget projet</text:p>
      <text:p text:style-name="P7">KiCAD neuf (dernière version)</text:p>
      <text:p text:style-name="P7"/>
      <text:p text:style-name="P8">Pour l’atelier mécanique, dire qu’on est en projet avec Tauvel</text:p>
      <text:p text:style-name="P8"/>
      <text:p text:style-name="P9">Stock de composant de PPZ dans la 265 (fichiers avec ce qui est dedans, boîtes ne sortent jamais du Tiroclasse) : Diode, transistor, bobine, driver, condensateur…. (évite de passer des commandes)</text:p>
      <text:p text:style-name="P3">Si plus de stock prévenir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6T13:42:34.953000000</meta:creation-date>
    <dc:date>2025-09-16T14:42:45.851000000</dc:date>
    <meta:editing-duration>PT17M1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9" meta:word-count="294" meta:character-count="1755" meta:non-whitespace-character-count="1480"/>
  </office:meta>
</office:document-meta>
</file>